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officeooo:rsid="00058ce7" officeooo:paragraph-rsid="00058ce7" style:font-size-asian="14pt" style:font-size-complex="16pt"/>
    </style:style>
    <style:style style:name="T1" style:family="text">
      <style:text-properties officeooo:rsid="0005c5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24068236" text:style-name="L1">
        <text:list-item>
          <text:p text:style-name="P1">Icon</text:p>
        </text:list-item>
        <text:list-item>
          <text:p text:style-name="P1">Markers add(home,favorate places,auxilary)</text:p>
        </text:list-item>
        <text:list-item>
          <text:p text:style-name="P1">GO{source,Destination}</text:p>
        </text:list-item>
        <text:list-item>
          <text:p text:style-name="P1">Search(from device_location ,to destitation)</text:p>
        </text:list-item>
        <text:list-item>
          <text:p text:style-name="P1">check traffic</text:p>
        </text:list-item>
        <text:list-item>
          <text:p text:style-name="P1">markers-<text:span text:style-name="T1">red_marker,home_marker,favorate_marker,aux_mark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44:05.523788825</meta:creation-date>
    <dc:date>2020-03-17T15:57:33.132782725</dc:date>
    <meta:editing-duration>PT3M7S</meta:editing-duration>
    <meta:editing-cycles>1</meta:editing-cycles>
    <meta:document-statistic meta:table-count="0" meta:image-count="0" meta:object-count="0" meta:page-count="1" meta:paragraph-count="6" meta:word-count="18" meta:character-count="194" meta:non-whitespace-character-count="188"/>
    <meta:generator>LibreOffice/6.0.7.3$Linux_X86_64 LibreOffice_project/00m0$Build-3</meta:generator>
  </office:meta>
</office:document-meta>
</file>